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1.504cm"/>
    </style:style>
    <style:style style:name="gr3" style:family="graphic" style:parent-style-name="objectwithoutfill">
      <style:graphic-properties svg:stroke-width="0.081cm" draw:marker-start-width="0.478cm" draw:marker-end-width="0.478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fo:min-height="0.58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485cm"/>
    </style:style>
    <style:style style:name="gr7" style:family="graphic" style:parent-style-name="standard">
      <style:graphic-properties draw:stroke="none" svg:stroke-color="#000000" draw:fill="none" draw:fill-color="#ffffff" fo:min-height="0.204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0.755cm"/>
    </style:style>
    <style:style style:name="gr10" style:family="graphic" style:parent-style-name="standard">
      <style:graphic-properties draw:stroke="none" svg:stroke-color="#000000" draw:fill="none" draw:fill-color="#ffffff" fo:min-height="0.496cm"/>
    </style:style>
    <style:style style:name="gr11" style:family="graphic" style:parent-style-name="standard">
      <style:graphic-properties draw:stroke="none" svg:stroke-color="#000000" draw:fill="none" draw:fill-color="#ffffff" fo:min-height="0.4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indent="0cm"/>
      <style:text-properties style:font-name="CMU Serif" fo:font-size="36pt"/>
    </style:style>
    <style:style style:name="P4" style:family="paragraph">
      <loext:graphic-properties draw:fill="none" draw:fill-color="#ffffff"/>
      <style:text-properties style:font-name="CMU Serif" fo:font-size="14pt"/>
    </style:style>
    <style:style style:name="P5" style:family="paragraph">
      <style:text-properties style:font-name="CMU Serif"/>
    </style:style>
    <style:style style:name="P6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7" style:family="paragraph">
      <style:paragraph-properties fo:text-align="start"/>
      <style:text-properties style:font-name="CMU Sans Serif" fo:font-size="10pt" style:font-size-asian="12pt" style:font-size-complex="12pt"/>
    </style:style>
    <style:style style:name="P8" style:family="paragraph">
      <loext:graphic-properties draw:fill="none" draw:fill-color="#ffffff"/>
      <style:text-properties style:font-name="CMU Sans Serif" fo:font-size="10pt" style:font-size-asian="12pt" style:font-size-complex="12pt"/>
    </style:style>
    <style:style style:name="P9" style:family="paragraph">
      <style:text-properties style:font-name="CMU Serif" fo:font-size="10pt" style:font-size-asian="12pt" style:font-size-complex="12pt"/>
    </style:style>
    <style:style style:name="P10" style:family="paragraph">
      <loext:graphic-properties draw:fill="none" draw:fill-color="#ffffff"/>
      <style:text-properties style:font-name="CMU Serif" fo:font-size="10pt" style:font-size-asian="12pt" style:font-size-complex="12pt"/>
    </style:style>
    <style:style style:name="P11" style:family="paragraph">
      <loext:graphic-properties draw:fill="none" draw:fill-color="#ffffff"/>
      <style:text-properties style:font-name="CMU Serif"/>
    </style:style>
    <style:style style:name="P12" style:family="paragraph">
      <loext:graphic-properties draw:fill="none" draw:fill-color="#ffffff"/>
      <style:paragraph-properties fo:text-align="start"/>
      <style:text-properties style:font-name="CMU Sans Serif" fo:font-size="10pt" style:font-size-asian="12pt" style:font-size-complex="12pt"/>
    </style:style>
    <style:style style:name="T1" style:family="text">
      <style:text-properties style:font-name="CMU Serif" fo:font-size="36pt"/>
    </style:style>
    <style:style style:name="T2" style:family="text">
      <style:text-properties style:font-name="CMU Serif" fo:font-size="14pt"/>
    </style:style>
    <style:style style:name="T3" style:family="text">
      <style:text-properties style:font-name="CMU Serif"/>
    </style:style>
    <style:style style:name="T4" style:family="text">
      <style:text-properties style:font-name="CMU Sans Serif" style:font-size-asian="12pt" style:font-size-complex="12pt"/>
    </style:style>
    <style:style style:name="T5" style:family="text">
      <style:text-properties style:font-name="CMU Seri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34cm" svg:y1="22.941cm" svg:x2="8.874cm" svg:y2="22.941cm">
          <text:p/>
        </draw:line>
        <draw:frame draw:style-name="gr2" draw:text-style-name="P3" draw:layer="layout" svg:width="1.609cm" svg:height="1.754cm" svg:x="0.785cm" svg:y="1.383cm">
          <draw:text-box>
            <text:p text:style-name="P2"><text:span text:style-name="T1">I.</text:span></text:p>
          </draw:text-box>
        </draw:frame>
        <draw:frame draw:style-name="gr2" draw:text-style-name="P3" draw:layer="layout" svg:width="2.54cm" svg:height="1.754cm" svg:x="0.816cm" svg:y="14.134cm">
          <draw:text-box>
            <text:p text:style-name="P2"><text:span text:style-name="T1">III.</text:span></text:p>
          </draw:text-box>
        </draw:frame>
        <draw:frame draw:style-name="gr2" draw:text-style-name="P3" draw:layer="layout" svg:width="2.328cm" svg:height="1.754cm" svg:x="0.806cm" svg:y="20.454cm">
          <draw:text-box>
            <text:p text:style-name="P2"><text:span text:style-name="T1">IV.</text:span></text:p>
          </draw:text-box>
        </draw:frame>
        <draw:path draw:style-name="gr3" draw:text-style-name="P1" draw:layer="layout" svg:width="3.602cm" svg:height="2.212cm" draw:transform="skewX (0.386764962241943) rotate (0.686088928958971) translate (4.81cm 2.24cm)" svg:viewBox="0 0 3603 2213" svg:d="M0 0c2257 1 3603 2213 3603 2213">
          <text:p/>
        </draw:path>
        <draw:path draw:style-name="gr3" draw:text-style-name="P1" draw:layer="layout" svg:width="3.601cm" svg:height="2.211cm" draw:transform="skewX (0.386066830541146) rotate (0.685914396033772) translate (8.3025cm 2.24cm)" svg:viewBox="0 0 3602 2212" svg:d="M0 0c2256 1 3602 2212 3602 2212">
          <text:p/>
        </draw:path>
        <draw:path draw:style-name="gr3" draw:text-style-name="P1" draw:layer="layout" svg:width="3.606cm" svg:height="2.212cm" draw:transform="skewX (0.387986692718339) rotate (0.686088928958971) translate (11.795cm 2.24cm)" svg:viewBox="0 0 3607 2213" svg:d="M0 0c2257 1 3607 2213 3607 2213">
          <text:p/>
        </draw:path>
        <draw:path draw:style-name="gr3" draw:text-style-name="P1" draw:layer="layout" svg:width="3.601cm" svg:height="2.211cm" draw:transform="skewX (0.386066830541146) rotate (0.685914396033772) translate (15.2875cm 2.24cm)" svg:viewBox="0 0 3602 2212" svg:d="M0 0c2256 1 3602 2212 3602 2212">
          <text:p/>
        </draw:path>
        <draw:path draw:style-name="gr3" draw:text-style-name="P1" draw:layer="layout" svg:width="6.02cm" svg:height="2.644cm" draw:transform="skewX (-0.16632987771506) rotate (0.388335758568738) translate (4.81cm 14.959cm)" svg:viewBox="0 0 6021 2645" svg:d="M0 0c3773 0 6021 2645 6021 2645">
          <text:p/>
        </draw:path>
        <draw:path draw:style-name="gr3" draw:text-style-name="P1" draw:layer="layout" svg:width="11.371cm" svg:height="2.801cm" draw:transform="skewX (-0.690452252088957) rotate (0.201934594455744) translate (4.81cm 20.009cm)" svg:viewBox="0 0 11372 2802" svg:d="M0 0c7128 2 11372 2802 11372 2802">
          <text:p/>
        </draw:path>
        <draw:frame draw:style-name="gr2" draw:text-style-name="P3" draw:layer="layout" svg:width="2.117cm" svg:height="1.754cm" svg:x="0.837cm" svg:y="7.783cm">
          <draw:text-box>
            <text:p text:style-name="P2"><text:span text:style-name="T1">II.</text:span></text:p>
          </draw:text-box>
        </draw:frame>
        <draw:path draw:style-name="gr3" draw:text-style-name="P1" draw:layer="layout" svg:width="4.357cm" svg:height="2.436cm" draw:transform="skewX (0.158650429006284) rotate (0.550651379004211) translate (4.81cm 8.563cm)" svg:viewBox="0 0 4358 2437" svg:d="M0 0c2732 1 4358 2437 4358 2437">
          <text:p/>
        </draw:path>
        <draw:path draw:style-name="gr3" draw:text-style-name="P1" draw:layer="layout" svg:width="4.356cm" svg:height="2.435cm" draw:transform="skewX (0.158126830230686) rotate (0.550476846079012) translate (9.46666666666667cm 8.563cm)" svg:viewBox="0 0 4357 2436" svg:d="M0 0c2732 0 4357 2436 4357 2436">
          <text:p/>
        </draw:path>
        <draw:path draw:style-name="gr3" draw:text-style-name="P1" draw:layer="layout" svg:width="4.356cm" svg:height="2.435cm" draw:transform="skewX (0.158126830230686) rotate (0.550476846079012) translate (14.1233333333333cm 8.563cm)" svg:viewBox="0 0 4357 2436" svg:d="M0 0c2732 0 4357 2436 4357 2436">
          <text:p/>
        </draw:path>
        <draw:frame draw:style-name="gr4" draw:text-style-name="P4" draw:layer="layout" svg:width="2.54cm" svg:height="0.835cm" svg:x="5.216cm" svg:y="1.871cm">
          <draw:text-box>
            <text:p><text:span text:style-name="T2">mm. 1-17</text:span></text:p>
          </draw:text-box>
        </draw:frame>
        <draw:frame draw:style-name="gr4" draw:text-style-name="P4" draw:layer="layout" svg:width="3.048cm" svg:height="0.835cm" svg:x="8.645cm" svg:y="1.872cm">
          <draw:text-box>
            <text:p><text:span text:style-name="T2">mm. 18-41</text:span></text:p>
          </draw:text-box>
        </draw:frame>
        <draw:frame draw:style-name="gr4" draw:text-style-name="P4" draw:layer="layout" svg:width="3.048cm" svg:height="0.835cm" svg:x="12.074cm" svg:y="1.871cm">
          <draw:text-box>
            <text:p><text:span text:style-name="T2">mm. 41-56</text:span></text:p>
          </draw:text-box>
        </draw:frame>
        <draw:frame draw:style-name="gr4" draw:text-style-name="P4" draw:layer="layout" svg:width="3.048cm" svg:height="0.835cm" svg:x="15.503cm" svg:y="1.872cm">
          <draw:text-box>
            <text:p><text:span text:style-name="T2">mm. 57-67</text:span></text:p>
          </draw:text-box>
        </draw:frame>
        <draw:frame draw:style-name="gr4" draw:text-style-name="P4" draw:layer="layout" svg:width="2.54cm" svg:height="0.835cm" svg:x="5.799cm" svg:y="8.163cm">
          <draw:text-box>
            <text:p><text:span text:style-name="T2">mm. 1-9</text:span></text:p>
          </draw:text-box>
        </draw:frame>
        <draw:frame draw:style-name="gr4" draw:text-style-name="P4" draw:layer="layout" svg:width="2.794cm" svg:height="0.835cm" svg:x="10.271cm" svg:y="8.164cm">
          <draw:text-box>
            <text:p><text:span text:style-name="T2">mm. 10-19</text:span></text:p>
          </draw:text-box>
        </draw:frame>
        <draw:frame draw:style-name="gr4" draw:text-style-name="P4" draw:layer="layout" svg:width="2.794cm" svg:height="0.835cm" svg:x="14.843cm" svg:y="8.165cm">
          <draw:text-box>
            <text:p><text:span text:style-name="T2">mm. 20-30</text:span></text:p>
          </draw:text-box>
        </draw:frame>
        <draw:frame draw:style-name="gr4" draw:text-style-name="P4" draw:layer="layout" svg:width="2.921cm" svg:height="0.835cm" svg:x="13.7cm" svg:y="14.583cm">
          <draw:text-box>
            <text:p><text:span text:style-name="T2">mm. 10-32</text:span></text:p>
          </draw:text-box>
        </draw:frame>
        <draw:path draw:style-name="gr3" draw:text-style-name="P1" draw:layer="layout" svg:width="6.02cm" svg:height="2.644cm" draw:transform="skewX (-0.16632987771506) rotate (0.388335758568738) translate (11.795cm 14.96cm)" svg:viewBox="0 0 6021 2645" svg:d="M0 0c3773 0 6021 2645 6021 2645">
          <text:p/>
        </draw:path>
        <draw:frame draw:style-name="gr4" draw:text-style-name="P4" draw:layer="layout" svg:width="2.54cm" svg:height="0.835cm" svg:x="7.042cm" svg:y="14.56cm">
          <draw:text-box>
            <text:p><text:span text:style-name="T2">mm. 1-10</text:span></text:p>
          </draw:text-box>
        </draw:frame>
        <draw:frame draw:style-name="gr4" draw:text-style-name="P4" draw:layer="layout" svg:width="2.921cm" svg:height="0.835cm" svg:x="10.144cm" svg:y="19.409cm">
          <draw:text-box>
            <text:p><text:span text:style-name="T2">mm. 1-28</text:span></text:p>
          </draw:text-box>
        </draw:frame>
        <draw:frame draw:style-name="gr5" draw:text-style-name="P6" draw:layer="layout" svg:width="1.778cm" svg:height="1.005cm" svg:x="3.286cm" svg:y="20.536cm">
          <draw:text-box>
            <text:p text:style-name="P5"><text:span text:style-name="T3">Duo</text:span></text:p>
          </draw:text-box>
        </draw:frame>
        <draw:frame draw:style-name="gr6" draw:text-style-name="P6" draw:layer="layout" svg:width="1.651cm" svg:height="1.005cm" svg:x="3.286cm" svg:y="23.895cm">
          <draw:text-box>
            <text:p text:style-name="P5"><text:span text:style-name="T3">Trio</text:span></text:p>
          </draw:text-box>
        </draw:frame>
        <draw:path draw:style-name="gr3" draw:text-style-name="P1" draw:layer="layout" svg:width="2.079cm" svg:height="1.289cm" draw:transform="skewX (0.441568300754565) rotate (0.72012284937286) translate (4.811cm 21.198cm)" svg:viewBox="0 0 2080 1290" svg:d="M0 0c1301 1 2080 1290 2080 1290">
          <text:p/>
        </draw:path>
        <draw:path draw:style-name="gr3" draw:text-style-name="P1" draw:layer="layout" svg:width="2.106cm" svg:height="1.303cm" draw:transform="skewX (0.420798882655833) rotate (0.7079055446089) translate (6.7671532774222cm 21.199cm)" svg:viewBox="0 0 2107 1304" svg:d="M0 0c1319 1 2107 1304 2107 1304">
          <text:p/>
        </draw:path>
        <draw:path draw:style-name="gr3" draw:text-style-name="P1" draw:layer="layout" svg:width="2.582cm" svg:height="1.454cm" draw:transform="skewX (0.17854718247902) rotate (0.559901624039781) translate (8.72638953873318cm 21.198cm)" svg:viewBox="0 0 2583 1455" svg:d="M0 0c1616 1 2583 1455 2583 1455">
          <text:p/>
        </draw:path>
        <draw:path draw:style-name="gr3" draw:text-style-name="P1" draw:layer="layout" svg:width="2.075cm" svg:height="1.289cm" draw:transform="skewX (0.438601241026175) rotate (0.72012284937286) translate (11.4394153608475cm 21.198cm)" svg:viewBox="0 0 2076 1290" svg:d="M0 0c1301 1 2076 1290 2076 1290">
          <text:p/>
        </draw:path>
        <draw:path draw:style-name="gr3" draw:text-style-name="P1" draw:layer="layout" svg:width="2.106cm" svg:height="1.303cm" draw:transform="skewX (0.420798882655833) rotate (0.708080077534099) translate (13.3955686382697cm 21.199cm)" svg:viewBox="0 0 2107 1304" svg:d="M0 0c1319 1 2107 1304 2107 1304">
          <text:p/>
        </draw:path>
        <draw:path draw:style-name="gr3" draw:text-style-name="P1" draw:layer="layout" svg:width="2.106cm" svg:height="1.303cm" draw:transform="skewX (0.420798882655833) rotate (0.7079055446089) translate (15.4257135290223cm 21.184cm)" svg:viewBox="0 0 2107 1304" svg:d="M0 0c1319 1 2107 1304 2107 1304">
          <text:p/>
        </draw:path>
        <draw:path draw:style-name="gr3" draw:text-style-name="P1" draw:layer="layout" svg:width="1.738cm" svg:height="1.06cm" draw:transform="skewX (0.706858347057703) rotate (0.90477868423386) translate (17.4311945486648cm 21.185cm)" svg:viewBox="0 0 1739 1061" svg:d="M0 0c1091 1 1739 1061 1739 1061">
          <text:p/>
        </draw:path>
        <draw:path draw:style-name="gr3" draw:text-style-name="P1" draw:layer="layout" svg:width="1.861cm" svg:height="1.16cm" draw:transform="skewX (0.60021872976085) rotate (0.827460598370512) translate (4.812cm 24.598cm)" svg:viewBox="0 0 1862 1161" svg:d="M0 0c1165 1 1862 1161 1862 1161">
          <text:p/>
        </draw:path>
        <draw:path draw:style-name="gr3" draw:text-style-name="P1" draw:layer="layout" svg:width="1.875cm" svg:height="1.176cm" draw:transform="skewX (0.577529449484924) rotate (0.815068760681352) translate (6.38948103337182cm 24.599cm)" svg:viewBox="0 0 1876 1177" svg:d="M0 0c1179 1 1876 1177 1876 1177">
          <text:p/>
        </draw:path>
        <draw:path draw:style-name="gr3" draw:text-style-name="P1" draw:layer="layout" svg:width="2.237cm" svg:height="1.355cm" draw:transform="skewX (0.349414916249265) rotate (0.660781654805053) translate (7.96944824646527cm 24.598cm)" svg:viewBox="0 0 2238 1356" svg:d="M0 0c1398 1 2238 1356 2238 1356">
          <text:p/>
        </draw:path>
        <draw:path draw:style-name="gr3" draw:text-style-name="P1" draw:layer="layout" svg:width="1.854cm" svg:height="1.16cm" draw:transform="skewX (0.595855406630864) rotate (0.827460598370512) translate (10.1572864014963cm 24.598cm)" svg:viewBox="0 0 1855 1161" svg:d="M0 0c1165 1 1855 1161 1855 1161">
          <text:p/>
        </draw:path>
        <draw:path draw:style-name="gr3" draw:text-style-name="P1" draw:layer="layout" svg:width="1.882cm" svg:height="1.176cm" draw:transform="skewX (0.58189277261491) rotate (0.815417826531751) translate (11.7347674348681cm 24.599cm)" svg:viewBox="0 0 1883 1177" svg:d="M0 0c1179 1 1883 1177 1883 1177">
          <text:p/>
        </draw:path>
        <draw:path draw:style-name="gr3" draw:text-style-name="P1" draw:layer="layout" svg:width="1.882cm" svg:height="1.176cm" draw:transform="skewX (0.581892772614909) rotate (0.815068760681352) translate (13.371916781559cm 24.584cm)" svg:viewBox="0 0 1883 1177" svg:d="M0 0c1179 1 1883 1177 1883 1177">
          <text:p/>
        </draw:path>
        <draw:path draw:style-name="gr3" draw:text-style-name="P1" draw:layer="layout" svg:width="2.237cm" svg:height="1.355cm" draw:transform="skewX (0.349414916249265) rotate (0.660781654805053) translate (14.9853018345953cm 24.599cm)" svg:viewBox="0 0 2238 1356" svg:d="M0 0c1398 1 2238 1356 2238 1356">
          <text:p/>
        </draw:path>
        <draw:path draw:style-name="gr3" draw:text-style-name="P1" draw:layer="layout" svg:width="1.882cm" svg:height="1.176cm" draw:transform="skewX (0.581892772614909) rotate (0.815068760681352) translate (17.1628969790072cm 24.585cm)" svg:viewBox="0 0 1883 1177" svg:d="M0 0c1179 1 1883 1177 1883 1177">
          <text:p/>
        </draw:path>
        <draw:frame draw:style-name="gr7" draw:text-style-name="P8" draw:layer="layout" svg:width="15.748cm" svg:height="0.658cm" svg:x="4.913cm" svg:y="21.344cm">
          <draw:text-box>
            <text:p text:style-name="P7"><text:span text:style-name="T4">a <text:s text:c="2"/>b <text:s text:c="2"/>c <text:s text:c="5"/>a <text:s text:c="2"/>b <text:s text:c="2"/>c <text:s text:c="6"/>d <text:s text:c="2"/>b1 <text:s/>e <text:s text:c="2"/>c <text:s text:c="6"/>a <text:s text:c="2"/>b <text:s text:c="2"/>c <text:s text:c="6"/>f <text:s text:c="2"/>b <text:s text:c="2"/>c <text:s text:c="4"/>d1 b2 <text:s/>e1 c1 <text:s text:c="2"/>a1 b2</text:span></text:p>
          </draw:text-box>
        </draw:frame>
        <draw:frame draw:style-name="gr8" draw:text-style-name="P10" draw:layer="layout" svg:width="1.651cm" svg:height="0.67cm" svg:x="3.413cm" svg:y="22.544cm">
          <draw:text-box>
            <text:p text:style-name="P9"><text:span text:style-name="T5">Key</text:span></text:p>
          </draw:text-box>
        </draw:frame>
        <draw:frame draw:style-name="gr7" draw:text-style-name="P8" draw:layer="layout" svg:width="15.748cm" svg:height="0.658cm" svg:x="4.913cm" svg:y="21.944cm">
          <draw:text-box>
            <text:p text:style-name="P7"><text:span text:style-name="T4">1 <text:s text:c="2"/>1 <text:s text:c="2"/>2 <text:s text:c="5"/>1 <text:s text:c="2"/>1 <text:s text:c="2"/>2 <text:s text:c="6"/>1 <text:s text:c="2"/>1 <text:s text:c="2"/>1 <text:s text:c="2"/>2 <text:s text:c="6"/>1 <text:s text:c="2"/>1 <text:s text:c="2"/>2 <text:s text:c="6"/>1 <text:s/>1 <text:s text:c="2"/>2 <text:s text:c="4"/>1 <text:s text:c="2"/>1 <text:s/>1.5 0.5 <text:s text:c="2"/>1 <text:s/>1</text:span></text:p>
          </draw:text-box>
        </draw:frame>
        <draw:frame draw:style-name="gr8" draw:text-style-name="P10" draw:layer="layout" svg:width="1.651cm" svg:height="0.67cm" svg:x="3.414cm" svg:y="21.344cm">
          <draw:text-box>
            <text:p text:style-name="P9"><text:span text:style-name="T5">Phrase</text:span></text:p>
          </draw:text-box>
        </draw:frame>
        <draw:frame draw:style-name="gr8" draw:text-style-name="P10" draw:layer="layout" svg:width="1.651cm" svg:height="0.67cm" svg:x="3.415cm" svg:y="21.944cm">
          <draw:text-box>
            <text:p text:style-name="P9"><text:span text:style-name="T5">Length</text:span></text:p>
          </draw:text-box>
        </draw:frame>
        <draw:frame draw:style-name="gr9" draw:text-style-name="P11" draw:layer="layout" svg:width="1.143cm" svg:height="1.005cm" svg:x="5.191cm" svg:y="19.904cm">
          <draw:text-box>
            <text:p text:style-name="P5"><text:span text:style-name="T3">A</text:span></text:p>
          </draw:text-box>
        </draw:frame>
        <draw:frame draw:style-name="gr9" draw:text-style-name="P11" draw:layer="layout" svg:width="1.143cm" svg:height="1.005cm" svg:x="7.192cm" svg:y="19.905cm">
          <draw:text-box>
            <text:p text:style-name="P5"><text:span text:style-name="T3">A</text:span></text:p>
          </draw:text-box>
        </draw:frame>
        <draw:frame draw:style-name="gr9" draw:text-style-name="P11" draw:layer="layout" svg:width="1.143cm" svg:height="1.005cm" svg:x="9.493cm" svg:y="19.906cm">
          <draw:text-box>
            <text:p text:style-name="P5"><text:span text:style-name="T3">B</text:span></text:p>
          </draw:text-box>
        </draw:frame>
        <draw:frame draw:style-name="gr9" draw:text-style-name="P11" draw:layer="layout" svg:width="1.143cm" svg:height="1.005cm" svg:x="11.894cm" svg:y="19.907cm">
          <draw:text-box>
            <text:p text:style-name="P5"><text:span text:style-name="T3">A</text:span></text:p>
          </draw:text-box>
        </draw:frame>
        <draw:frame draw:style-name="gr9" draw:text-style-name="P11" draw:layer="layout" svg:width="1.143cm" svg:height="1.005cm" svg:x="13.895cm" svg:y="19.908cm">
          <draw:text-box>
            <text:p text:style-name="P5"><text:span text:style-name="T3">C</text:span></text:p>
          </draw:text-box>
        </draw:frame>
        <draw:frame draw:style-name="gr10" draw:text-style-name="P11" draw:layer="layout" svg:width="1.36cm" svg:height="1.005cm" svg:x="15.896cm" svg:y="19.909cm">
          <draw:text-box>
            <text:p text:style-name="P5"><text:span text:style-name="T3">B1</text:span></text:p>
          </draw:text-box>
        </draw:frame>
        <draw:frame draw:style-name="gr10" draw:text-style-name="P11" draw:layer="layout" svg:width="1.36cm" svg:height="1.005cm" svg:x="17.496cm" svg:y="19.91cm">
          <draw:text-box>
            <text:p text:style-name="P5"><text:span text:style-name="T3">A1</text:span></text:p>
          </draw:text-box>
        </draw:frame>
        <draw:frame draw:style-name="gr11" draw:text-style-name="P12" draw:layer="layout" svg:width="14.221cm" svg:height="0.658cm" svg:x="4.813cm" svg:y="22.544cm">
          <draw:text-box>
            <text:p text:style-name="P7"><text:span text:style-name="T4">C# min <text:s/></text:span><text:span text:style-name="T4"><text:tab/></text:span><text:span text:style-name="T4"><text:tab/></text:span><text:span text:style-name="T4"> <text:s/>E maj <text:s text:c="5"/>C#min</text:span><text:span text:style-name="T4"><text:tab/></text:span><text:span text:style-name="T4"><text:tab/></text:span><text:span text:style-name="T4"><text:tab/></text:span><text:span text:style-name="T4"> <text:s/>D major</text:span></text:p>
          </draw:text-box>
        </draw:frame>
        <draw:line draw:style-name="gr1" draw:text-style-name="P1" draw:layer="layout" svg:x1="11.795cm" svg:y1="22.941cm" svg:x2="15.328cm" svg:y2="22.941cm">
          <text:p/>
        </draw:line>
        <draw:line draw:style-name="gr1" draw:text-style-name="P1" draw:layer="layout" svg:x1="10.065cm" svg:y1="22.941cm" svg:x2="10.625cm" svg:y2="22.941cm">
          <text:p/>
        </draw:line>
        <draw:line draw:style-name="gr1" draw:text-style-name="P1" draw:layer="layout" svg:x1="16.765cm" svg:y1="22.941cm" svg:x2="18.78cm" svg:y2="22.941cm">
          <text:p/>
        </draw:line>
        <draw:frame draw:style-name="gr9" draw:text-style-name="P11" draw:layer="layout" svg:width="1.143cm" svg:height="1.005cm" svg:x="4.992cm" svg:y="23.305cm">
          <draw:text-box>
            <text:p text:style-name="P5"><text:span text:style-name="T3">A</text:span></text:p>
          </draw:text-box>
        </draw:frame>
        <draw:frame draw:style-name="gr9" draw:text-style-name="P11" draw:layer="layout" svg:width="1.143cm" svg:height="1.005cm" svg:x="6.693cm" svg:y="23.306cm">
          <draw:text-box>
            <text:p text:style-name="P5"><text:span text:style-name="T3">A</text:span></text:p>
          </draw:text-box>
        </draw:frame>
        <draw:frame draw:style-name="gr9" draw:text-style-name="P11" draw:layer="layout" svg:width="1.143cm" svg:height="1.005cm" svg:x="8.494cm" svg:y="23.307cm">
          <draw:text-box>
            <text:p text:style-name="P5"><text:span text:style-name="T3">B</text:span></text:p>
          </draw:text-box>
        </draw:frame>
        <draw:frame draw:style-name="gr9" draw:text-style-name="P11" draw:layer="layout" svg:width="1.143cm" svg:height="1.005cm" svg:x="10.452cm" svg:y="23.325cm">
          <draw:text-box>
            <text:p text:style-name="P5"><text:span text:style-name="T3">A</text:span></text:p>
          </draw:text-box>
        </draw:frame>
        <draw:frame draw:style-name="gr8" draw:text-style-name="P10" draw:layer="layout" svg:width="1.651cm" svg:height="0.67cm" svg:x="3.414cm" svg:y="25.944cm">
          <draw:text-box>
            <text:p text:style-name="P9"><text:span text:style-name="T5">Key</text:span></text:p>
          </draw:text-box>
        </draw:frame>
        <draw:frame draw:style-name="gr8" draw:text-style-name="P10" draw:layer="layout" svg:width="1.651cm" svg:height="0.67cm" svg:x="3.415cm" svg:y="24.744cm">
          <draw:text-box>
            <text:p text:style-name="P9"><text:span text:style-name="T5">Phrase</text:span></text:p>
          </draw:text-box>
        </draw:frame>
        <draw:frame draw:style-name="gr8" draw:text-style-name="P10" draw:layer="layout" svg:width="1.651cm" svg:height="0.67cm" svg:x="3.416cm" svg:y="25.344cm">
          <draw:text-box>
            <text:p text:style-name="P9"><text:span text:style-name="T5">Length</text:span></text:p>
          </draw:text-box>
        </draw:frame>
        <draw:frame draw:style-name="gr7" draw:text-style-name="P8" draw:layer="layout" svg:width="15.748cm" svg:height="0.658cm" svg:x="4.937cm" svg:y="24.726cm">
          <draw:text-box>
            <text:p text:style-name="P7"><text:span text:style-name="T4"><text:s text:c="2"/></text:span><text:span text:style-name="T4">a <text:s text:c="12"/>a <text:s text:c="11"/>b <text:s/>a <text:s text:c="12"/>a <text:s text:c="10"/>a2 <text:s text:c="11"/>a3 <text:s text:c="9"/>b1 <text:s text:c="2"/>a <text:s text:c="10"/>a3 <text:s/></text:span></text:p>
          </draw:text-box>
        </draw:frame>
        <draw:frame draw:style-name="gr11" draw:text-style-name="P12" draw:layer="layout" svg:width="14.221cm" svg:height="0.658cm" svg:x="4.813cm" svg:y="25.944cm">
          <draw:text-box>
            <text:p text:style-name="P7"><text:span text:style-name="T4">Eb maj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Eb min <text:s text:c="5"/>D# min <text:s text:c="4"/>Eb maj <text:s text:c="6"/>D maj</text:span></text:p>
          </draw:text-box>
        </draw:frame>
        <draw:frame draw:style-name="gr9" draw:text-style-name="P11" draw:layer="layout" svg:width="1.658cm" svg:height="1.005cm" svg:x="11.953cm" svg:y="23.326cm">
          <draw:text-box>
            <text:p text:style-name="P5"><text:span text:style-name="T3">A1</text:span></text:p>
          </draw:text-box>
        </draw:frame>
        <draw:frame draw:style-name="gr9" draw:text-style-name="P11" draw:layer="layout" svg:width="1.658cm" svg:height="1.005cm" svg:x="13.653cm" svg:y="23.327cm">
          <draw:text-box>
            <text:p text:style-name="P5"><text:span text:style-name="T3">A2</text:span></text:p>
          </draw:text-box>
        </draw:frame>
        <draw:frame draw:style-name="gr9" draw:text-style-name="P11" draw:layer="layout" svg:width="1.658cm" svg:height="1.005cm" svg:x="15.353cm" svg:y="23.328cm">
          <draw:text-box>
            <text:p text:style-name="P5"><text:span text:style-name="T3">B1</text:span></text:p>
          </draw:text-box>
        </draw:frame>
        <draw:frame draw:style-name="gr9" draw:text-style-name="P11" draw:layer="layout" svg:width="1.658cm" svg:height="1.005cm" svg:x="17.253cm" svg:y="23.329cm">
          <draw:text-box>
            <text:p text:style-name="P5"><text:span text:style-name="T3">A2</text:span></text:p>
          </draw:text-box>
        </draw:frame>
        <draw:frame draw:style-name="gr7" draw:text-style-name="P8" draw:layer="layout" svg:width="15.748cm" svg:height="0.658cm" svg:x="4.937cm" svg:y="25.326cm">
          <draw:text-box>
            <text:p text:style-name="P7"><text:span text:style-name="T4"><text:s text:c="2"/></text:span><text:span text:style-name="T4">3 <text:s text:c="12"/>3 <text:s text:c="11"/>3 <text:s/>1 <text:s text:c="12"/>3 <text:s text:c="10"/>3 <text:s text:c="13"/>3 <text:s text:c="10"/>3 <text:s text:c="3"/>1 <text:s text:c="11"/>3 <text:s/></text:span></text:p>
          </draw:text-box>
        </draw:frame>
        <draw:line draw:style-name="gr1" draw:text-style-name="P1" draw:layer="layout" svg:x1="6.165cm" svg:y1="26.341cm" svg:x2="11.922cm" svg:y2="26.341cm">
          <text:p/>
        </draw:line>
        <draw:line draw:style-name="gr1" draw:text-style-name="P1" draw:layer="layout" svg:x1="13.086cm" svg:y1="26.341cm" svg:x2="13.646cm" svg:y2="26.341cm">
          <text:p/>
        </draw:line>
        <draw:line draw:style-name="gr1" draw:text-style-name="P1" draw:layer="layout" svg:x1="15.007cm" svg:y1="26.341cm" svg:x2="15.478cm" svg:y2="26.341cm">
          <text:p/>
        </draw:line>
        <draw:line draw:style-name="gr1" draw:text-style-name="P1" draw:layer="layout" svg:x1="16.673cm" svg:y1="26.341cm" svg:x2="17.383cm" svg:y2="26.3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4:40:25.529750000</meta:creation-date>
    <dc:date>2016-07-12T17:12:35.997703000</dc:date>
    <meta:editing-duration>PT1H27M33S</meta:editing-duration>
    <meta:editing-cycles>46</meta:editing-cycles>
    <meta:generator>LibreOffice/5.0.3.2$MacOSX_X86_64 LibreOffice_project/e5f16313668ac592c1bfb310f4390624e3dbfb75</meta:generator>
    <meta:document-statistic meta:object-count="76"/>
  </office:meta>
</office:document-meta>
</file>